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Barlow" svg:font-family="Barlow, sans-serif"/>
    <style:font-face style:name="Calibri" svg:font-family="Calibri, sans-serif"/>
    <style:font-face style:name="Helvetica" svg:font-family="Helvetica, Arial, sans-serif"/>
    <style:font-face style:name="Open Sans" svg:font-family="'Open Sans', sans-serif"/>
    <style:font-face style:name="SF Text" svg:font-family="'SF Text', 'Helvetica Neue', Helvetica, 'Open Sans', Arial, sans-serif"/>
    <style:font-face style:name="Segoe UI" svg:font-family="'Segoe UI', 'Segoe UI Web (West European)', 'Segoe UI', apple-system, BlinkMacSystemFont, Roboto, 'Helvetica Neue', sans-serif"/>
    <style:font-face style:name="Times New Roman" svg:font-family="'Times New Roman', serif"/>
    <style:font-face style:name="Trebuchet MS" svg:font-family="'Trebuchet MS', sans-serif"/>
    <style:font-face style:name="Venti CF" svg:font-family="'Venti CF', apple-system, 'Segoe UI', Helvetica, 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6.787cm" fo:margin-left="-0.106cm" fo:margin-top="0cm" fo:margin-bottom="0cm" table:align="left"/>
    </style:style>
    <style:style style:name="Tableau1.A" style:family="table-column">
      <style:table-column-properties style:column-width="6.787cm"/>
    </style:style>
    <style:style style:name="Tableau1.1" style:family="table-row">
      <style:table-row-properties style:min-row-height="0.605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9" style:family="table-row">
      <style:table-row-properties style:min-row-height="0.529cm" fo:keep-together="auto"/>
    </style:style>
    <style:style style:name="P1" style:family="paragraph" style:parent-style-name="Standard">
      <style:text-properties officeooo:paragraph-rsid="001981a6"/>
    </style:style>
    <style:style style:name="P2" style:family="paragraph" style:parent-style-name="Standard">
      <style:text-properties officeooo:paragraph-rsid="002c3fe7"/>
    </style:style>
    <style:style style:name="P3" style:family="paragraph" style:parent-style-name="Standard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officeooo:paragraph-rsid="0023351c" style:font-name-asian="Times New Roman2" style:font-size-asian="12pt" style:font-style-asian="normal" style:font-weight-asian="normal" style:font-name-complex="Times New Roman2" style:text-emphasize="none"/>
    </style:style>
    <style:style style:name="P4" style:family="paragraph" style:parent-style-name="Standard"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1981a6" style:font-size-asian="12pt" style:font-style-asian="normal" style:font-weight-asian="normal" style:text-emphasize="none"/>
    </style:style>
    <style:style style:name="P5" style:family="paragraph" style:parent-style-name="Standard"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officeooo:paragraph-rsid="00346a4c" style:font-size-asian="12pt" style:font-style-asian="normal" style:font-weight-asian="normal" style:text-emphasize="none"/>
    </style:style>
    <style:style style:name="P6" style:family="paragraph" style:parent-style-name="Standard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officeooo:paragraph-rsid="0023351c" style:font-name-asian="Times New Roman2" style:font-size-asian="10pt" style:font-style-asian="normal" style:font-weight-asian="normal" style:font-name-complex="Times New Roman2" style:text-emphasize="none"/>
    </style:style>
    <style:style style:name="P7" style:family="paragraph" style:parent-style-name="Standard">
      <style:text-properties fo:color="#00000a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577d5" officeooo:paragraph-rsid="001981a6" style:font-size-asian="12pt" style:font-style-asian="normal" style:font-weight-asian="normal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577d5" officeooo:paragraph-rsid="001981a6" style:font-size-asian="12pt" style:font-style-asian="normal" style:font-weight-asian="normal" style:text-emphasize="none"/>
    </style:style>
    <style:style style:name="P9" style:family="paragraph" style:parent-style-name="Standard">
      <style:text-properties style:text-underline-style="none" officeooo:rsid="002577d5" officeooo:paragraph-rsid="001981a6"/>
    </style:style>
    <style:style style:name="P10" style:family="paragraph" style:parent-style-name="Standard">
      <style:text-properties officeooo:paragraph-rsid="00346a4c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text-properties officeooo:paragraph-rsid="00581489"/>
    </style:style>
    <style:style style:name="P13" style:family="paragraph" style:parent-style-name="Standard">
      <style:paragraph-properties fo:margin-left="0.751cm" fo:margin-right="-2.385cm" fo:margin-top="0.176cm" fo:margin-bottom="0.176cm" loext:contextual-spacing="false" fo:line-height="0.423cm" fo:text-align="start" style:justify-single-word="false" fo:text-indent="-0.751cm" style:auto-text-indent="false"/>
      <style:text-properties officeooo:paragraph-rsid="00611aeb"/>
    </style:style>
    <style:style style:name="P14" style:family="paragraph" style:parent-style-name="Standard">
      <style:paragraph-properties fo:margin-left="0.751cm" fo:margin-right="-2.385cm" fo:margin-top="0.176cm" fo:margin-bottom="0.176cm" loext:contextual-spacing="false" fo:line-height="0.423cm" fo:text-align="start" style:justify-single-word="false" fo:text-indent="-0.751cm" style:auto-text-indent="false"/>
      <style:text-properties officeooo:paragraph-rsid="0063b6c7"/>
    </style:style>
    <style:style style:name="T1" style:family="text">
      <style:text-properties style:text-underline-style="none" officeooo:rsid="001c30f3"/>
    </style:style>
    <style:style style:name="T2" style:family="text">
      <style:text-properties style:text-underline-style="none" officeooo:rsid="002577d5"/>
    </style:style>
    <style:style style:name="T3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text-position="0% 0%" style:font-name="Ubuntu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6" style:family="text">
      <style:text-properties fo:color="#000000" style:text-outline="false" style:text-line-through-style="none" style:text-line-through-type="none" style:text-position="0% 0%" style:font-name="Arial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7" style:family="text">
      <style:text-properties fo:color="#000000" style:text-outline="false" style:text-line-through-style="none" style:text-line-through-type="none" style:text-position="0% 0%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8" style:family="text">
      <style:text-properties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9" style:family="text">
      <style:text-properties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2" style:family="text">
      <style:text-properties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3" style:family="text">
      <style:text-properties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4" style:family="text">
      <style:text-properties fo:color="#000000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normal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text-position="0% 0%" style:font-name="Liberation Serif" fo:font-size="10pt" fo:letter-spacing="normal" fo:font-style="normal" fo:text-shadow="none" style:text-underline-style="none" fo:font-weight="normal" style:font-name-asian="Times New Roman2" style:font-size-asian="10pt" style:font-style-asian="normal" style:font-weight-asian="normal" style:font-name-complex="Times New Roman2" style:font-size-complex="12pt" style:text-emphasize="none"/>
    </style:style>
    <style:style style:name="T1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2577d5" style:font-size-asian="12pt" style:font-style-asian="normal" style:font-weight-asian="normal" style:font-size-complex="12pt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normal" officeooo:rsid="002577d5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Arial" fo:font-size="9.75pt" fo:letter-spacing="normal" fo:font-style="italic" fo:text-shadow="none" style:text-underline-style="none" fo:font-weight="bold" style:font-size-asian="12pt" style:text-emphasize="none"/>
    </style:style>
    <style:style style:name="T22" style:family="text">
      <style:text-properties fo:color="#000000" style:font-name="Ubuntu"/>
    </style:style>
    <style:style style:name="T23" style:family="text">
      <style:text-properties fo:color="#00000a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24" style:family="text">
      <style:text-properties fo:color="#00000a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officeooo:rsid="00194f7e" style:font-name-asian="Times New Roman2" style:font-size-asian="10pt" style:font-style-asian="normal" style:font-weight-asian="normal" style:font-name-complex="Times New Roman2" style:text-emphasize="none"/>
    </style:style>
    <style:style style:name="T25" style:family="text">
      <style:text-properties fo:color="#00000a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26" style:family="text">
      <style:text-properties fo:color="#00000a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27" style:family="text">
      <style:text-properties fo:color="#00000a" style:text-outline="false" style:text-line-through-style="none" style:text-line-through-type="none" style:text-position="0% 0%" fo:font-size="10pt" fo:letter-spacing="normal" fo:font-style="normal" fo:text-shadow="none" style:text-underline-style="solid" style:text-underline-width="auto" style:text-underline-color="font-color" fo:font-weight="normal" officeooo:rsid="00194f7e" style:font-name-asian="Times New Roman2" style:font-size-asian="10pt" style:font-style-asian="normal" style:font-weight-asian="normal" style:font-name-complex="Times New Roman2" style:text-emphasize="none"/>
    </style:style>
    <style:style style:name="T28" style:family="text">
      <style:text-properties fo:color="#00000a" style:text-outline="false" style:text-line-through-style="none" style:text-line-through-type="none" style:text-position="0% 0%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29" style:family="text">
      <style:text-properties fo:color="#00000a" style:text-outline="false" style:text-line-through-style="none" style:text-line-through-type="none" style:text-position="0% 0%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30" style:family="text">
      <style:text-properties fo:color="#00000a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officeooo:rsid="00194f7e" style:font-name-asian="Times New Roman2" style:font-size-asian="10pt" style:font-style-asian="normal" style:font-weight-asian="normal" style:font-name-complex="Times New Roman2" style:text-emphasize="none"/>
    </style:style>
    <style:style style:name="T31" style:family="text">
      <style:text-properties fo:color="#00000a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32" style:family="text">
      <style:text-properties fo:color="#00000a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33" style:family="text">
      <style:text-properties fo:color="#00000a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officeooo:rsid="00194f7e" style:font-name-asian="Times New Roman2" style:font-style-asian="normal" style:font-weight-asian="normal" style:font-name-complex="Times New Roman2" style:text-emphasize="none"/>
    </style:style>
    <style:style style:name="T34" style:family="text">
      <style:text-properties fo:color="#00000a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 loext:padding="0cm" loext:border="none"/>
    </style:style>
    <style:style style:name="T35" style:family="text">
      <style:text-properties fo:color="#00000a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/>
    </style:style>
    <style:style style:name="T36" style:family="text">
      <style:text-properties fo:color="#00000a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officeooo:rsid="00194f7e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37" style:family="text">
      <style:text-properties fo:color="#00000a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38" style:family="text">
      <style:text-properties fo:color="#00000a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39" style:family="text">
      <style:text-properties fo:color="#00000a" style:text-outline="false" style:text-line-through-style="none" style:text-line-through-type="none" fo:font-size="12pt" fo:letter-spacing="normal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40" style:family="text">
      <style:text-properties fo:color="#00000a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41" style:family="text">
      <style:text-properties fo:color="#00000a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577d5" style:font-size-asian="12pt" style:font-style-asian="normal" style:font-weight-asian="normal" style:font-size-complex="12pt" style:text-emphasize="none"/>
    </style:style>
    <style:style style:name="T42" style:family="text">
      <style:text-properties fo:color="#00000a" style:text-outline="false" style:text-line-through-style="none" style:text-line-through-type="none" style:font-name="Times New Roman1" fo:letter-spacing="normal" fo:font-style="normal" fo:text-shadow="none" style:text-underline-style="none" fo:font-weight="normal" officeooo:rsid="002577d5" style:font-style-asian="normal" style:font-weight-asian="normal" style:text-emphasize="none"/>
    </style:style>
    <style:style style:name="T43" style:family="text"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4" style:family="text">
      <style:text-properties style:use-window-font-color="true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45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46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47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48" style:family="text">
      <style:text-properties style:use-window-font-color="true" style:text-outline="false" style:text-line-through-style="none" style:text-line-through-type="none" style:text-position="0% 0%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49" style:family="text">
      <style:text-properties style:use-window-font-color="true" style:text-outline="false" style:text-line-through-style="none" style:text-line-through-type="none" style:text-position="0% 0%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50" style:family="text">
      <style:text-properties style:use-window-font-color="true" style:text-outline="false" style:text-line-through-style="none" style:text-line-through-type="none" style:text-position="0% 0%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51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52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53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54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55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56" style:family="text">
      <style:text-properties style:use-window-font-color="tru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57" style:family="text">
      <style:text-properties style:use-window-font-color="true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normal" style:font-name-asian="Times New Roman2" style:font-style-asian="normal" style:font-weight-asian="normal" style:font-name-complex="Times New Roman2" style:text-emphasize="none"/>
    </style:style>
    <style:style style:name="T58" style:family="text">
      <style:text-properties style:use-window-font-color="true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normal" style:font-name-asian="Times New Roman2" style:font-style-asian="normal" style:font-weight-asian="normal" style:font-name-complex="Times New Roman2" style:text-emphasize="none"/>
    </style:style>
    <style:style style:name="T59" style:family="text">
      <style:text-properties style:use-window-font-color="true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/>
    </style:style>
    <style:style style:name="T60" style:family="text">
      <style:text-properties style:use-window-font-color="true" style:text-outline="false" style:text-line-through-style="none" style:text-line-through-type="none" fo:font-size="12pt" fo:letter-spacing="normal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6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62" style:family="text">
      <style:text-properties style:use-window-font-color="true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577d5" style:font-size-asian="12pt" style:font-style-asian="normal" style:font-weight-asian="normal" style:text-emphasize="none"/>
    </style:style>
    <style:style style:name="T63" style:family="text">
      <style:text-properties style:use-window-font-color="true" style:text-outline="false" style:text-line-through-style="none" style:text-line-through-type="none" style:font-name="Times New Roman1" fo:font-size="12pt" fo:letter-spacing="normal" fo:font-style="normal" fo:text-shadow="none" style:text-underline-style="none" fo:font-weight="normal" officeooo:rsid="002577d5" style:font-size-asian="12pt" style:font-style-asian="normal" style:font-weight-asian="normal" style:font-size-complex="12pt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65" style:family="text"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66" style:family="text">
      <style:text-properties style:use-window-font-color="true" style:text-outline="false" style:text-line-through-style="none" style:text-line-through-type="none" style:font-name="Times New Roman1" fo:letter-spacing="normal" fo:font-style="normal" fo:text-shadow="none" style:text-underline-style="none" fo:font-weight="normal" officeooo:rsid="002577d5" style:font-style-asian="normal" style:font-weight-asian="normal" style:text-emphasize="none"/>
    </style:style>
    <style:style style:name="T67" style:family="text">
      <style:text-properties style:use-window-font-color="true" style:text-outline="false" style:text-line-through-style="none" style:text-line-through-type="none" style:font-name="Times New Roman1" fo:font-style="normal" fo:text-shadow="none" style:text-underline-style="none" fo:font-weight="normal" style:font-style-asian="normal" style:font-weight-asian="normal" style:text-emphasize="none"/>
    </style:style>
    <style:style style:name="T68" style:family="text">
      <style:text-properties fo:color="#0000ff" style:text-position="0% 0%" style:font-name="Times New Roman1" fo:font-size="10pt" fo:letter-spacing="normal" style:text-underline-style="solid" style:text-underline-width="auto" style:text-underline-color="font-color" officeooo:rsid="001c30f3" style:font-name-asian="Times New Roman2" style:font-size-asian="10pt" style:font-name-complex="Times New Roman2"/>
    </style:style>
    <style:style style:name="T69" style:family="text">
      <style:text-properties fo:color="#0000ff" style:text-position="0% 0%" fo:font-size="10pt" fo:letter-spacing="normal" style:text-underline-style="solid" style:text-underline-width="auto" style:text-underline-color="font-color" officeooo:rsid="001c30f3" style:font-name-asian="Times New Roman2" style:font-size-asian="10pt" style:font-name-complex="Times New Roman2"/>
    </style:style>
    <style:style style:name="T70" style:family="text">
      <style:text-properties fo:color="#0000ff" style:text-position="0% 0%" style:font-name="Times New Roman1" fo:font-size="10pt" fo:letter-spacing="normal" style:text-underline-style="solid" style:text-underline-width="auto" style:text-underline-color="font-color" officeooo:rsid="001c30f3" style:font-name-asian="Times New Roman2" style:font-size-asian="10pt" style:font-name-complex="Times New Roman2"/>
    </style:style>
    <style:style style:name="T71" style:family="text">
      <style:text-properties fo:color="#0000ff" style:text-position="0% 0%" style:font-name="Times New Roman1" fo:letter-spacing="normal" style:text-underline-style="solid" style:text-underline-width="auto" style:text-underline-color="font-color" officeooo:rsid="001c30f3" style:font-name-asian="Times New Roman2" style:font-name-complex="Times New Roman2"/>
    </style:style>
    <style:style style:name="T72" style:family="text">
      <style:text-properties fo:color="#0000ff" style:text-position="0% 0%" style:font-name="Times New Roman1" fo:font-size="12pt" fo:letter-spacing="normal" style:text-underline-style="solid" style:text-underline-width="auto" style:text-underline-color="font-color" officeooo:rsid="001c30f3" style:font-name-asian="Times New Roman2" style:font-size-asian="12pt" style:font-name-complex="Times New Roman2" style:font-size-complex="12pt"/>
    </style:style>
    <style:style style:name="T73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74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75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76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77" style:family="text">
      <style:text-properties fo:color="#0000ff" style:text-outline="false" style:text-line-through-style="none" style:text-line-through-type="none" style:text-position="0% 0%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78" style:family="text">
      <style:text-properties fo:color="#0000ff" style:text-outline="false" style:text-line-through-style="none" style:text-line-through-type="none" style:text-position="0% 0%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79" style:family="text">
      <style:text-properties fo:color="#0000ff" style:text-outline="false" style:text-line-through-style="none" style:text-line-through-type="none" style:text-position="0% 0%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80" style:family="text">
      <style:text-properties fo:color="#0000ff" style:text-outline="false" style:text-line-through-style="none" style:text-line-through-type="none" style:text-position="0% 0%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81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82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83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84" style:family="text">
      <style:text-properties fo:color="#0000ff" style:text-outline="false" style:text-line-through-style="none" style:text-line-through-type="none" style:text-position="0% 0%" style:font-name="Times New Roman1" fo:font-size="10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85" style:family="text">
      <style:text-properties fo:color="#0000ff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/>
    </style:style>
    <style:style style:name="T86" style:family="text">
      <style:text-properties fo:color="#0000ff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 loext:padding="0cm" loext:border="none"/>
    </style:style>
    <style:style style:name="T87" style:family="text">
      <style:text-properties fo:color="#0000ff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/>
    </style:style>
    <style:style style:name="T88" style:family="text">
      <style:text-properties fo:color="#0000ff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/>
    </style:style>
    <style:style style:name="T89" style:family="text">
      <style:text-properties fo:color="#0000ff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90" style:family="text">
      <style:text-properties fo:color="#0000ff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91" style:family="text">
      <style:text-properties fo:color="#0000ff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92" style:family="text">
      <style:text-properties fo:color="#0000ff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93" style:family="text">
      <style:text-properties fo:color="#0000ff" style:text-outline="false" style:text-line-through-style="none" style:text-line-through-type="none" style:font-name="Times New Roman" fo:font-size="12pt" fo:letter-spacing="normal" fo:font-style="italic" fo:text-shadow="none" style:text-underline-style="none" fo:font-weight="normal" style:font-size-asian="12pt" style:font-style-asian="normal" style:font-weight-asian="normal" style:text-emphasize="none" loext:padding="0cm" loext:border="none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0% 0%" style:font-name="Venti CF" fo:font-size="11.25pt" fo:letter-spacing="normal" fo:font-style="normal" fo:text-shadow="none" style:text-underline-style="none" fo:font-weight="bold" style:text-blinking="false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text-position="0% 0%" style:font-name="SF Text" fo:font-size="13.5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text-position="0% 0%" style:font-name="SF Text" fo:font-size="13.5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0% 0%" style:font-name="Open Sans" fo:font-size="12pt" fo:letter-spacing="normal" fo:font-style="normal" fo:text-shadow="none" style:text-underline-style="none" fo:font-weight="bold" style:text-blinking="false" fo:background-color="#ffffff" loext:char-shading-value="0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text-position="0% 0%" fo:font-size="11.25pt" fo:letter-spacing="normal" fo:font-style="normal" fo:text-shadow="none" style:text-underline-style="none" fo:font-weight="bold" style:text-blinking="false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text-position="0% 0%" fo:font-size="13.5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0%" fo:font-size="13.5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text-position="0% 0%" fo:font-size="12pt" fo:letter-spacing="normal" fo:font-style="normal" fo:text-shadow="none" style:text-underline-style="none" fo:font-weight="bold" style:text-blinking="false" fo:background-color="#ffffff" loext:char-shading-value="0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1.25pt" fo:letter-spacing="normal" fo:font-style="normal" fo:text-shadow="none" style:text-underline-style="none" fo:font-weight="bold" style:text-blinking="false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3.5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text-emphasize="none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3.5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bold" style:text-blinking="false" fo:background-color="#ffffff" loext:char-shading-value="0" style:font-name-asian="Times New Roman2" style:font-size-asian="10pt" style:font-style-asian="normal" style:font-weight-asian="normal" style:font-name-complex="Times New Roman2" style:text-emphasize="none" loext:padding="0cm" loext:border="none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bold" style:text-blinking="false" fo:background-color="#ffffff" loext:char-shading-value="0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bold" style:text-blinking="false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fo:background-color="#ffffff" loext:char-shading-value="0" style:font-name-asian="Times New Roman2" style:font-size-asian="12pt" style:font-style-asian="normal" style:font-name-complex="Times New Roman2" style:font-size-complex="12pt" style:text-emphasize="none" loext:padding="0cm" loext:border="none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text-blinking="false" fo:background-color="#e9d9cb" loext:char-shading-value="0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bold" style:text-blinking="false" style:font-name-asian="Times New Roman2" style:font-style-asian="normal" style:font-weight-asian="normal" style:font-name-complex="Times New Roman2" style:text-emphasize="none" loext:padding="0cm" loext:border="none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bold" style:text-blinking="false" fo:background-color="#ffffff" loext:char-shading-value="0" style:font-name-asian="Times New Roman2" style:font-style-asian="normal" style:font-weight-asian="normal" style:font-name-complex="Times New Roman2" style:text-emphasize="none" loext:padding="0cm" loext:border="none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normal" style:font-name-asian="Times New Roman2" style:font-style-asian="normal" style:font-weight-asian="normal" style:font-name-complex="Times New Roman2" style:text-emphasize="none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 loext:padding="0cm" loext:border="none"/>
    </style:style>
    <style:style style:name="T117" style:family="text">
      <style:text-properties fo:font-variant="normal" fo:text-transform="none" fo:color="#800080" style:text-outline="false" style:text-line-through-style="none" style:text-line-through-type="none" style:text-position="0% 0%" style:font-name="Barlow" fo:font-size="10.5pt" fo:letter-spacing="normal" fo:font-style="normal" fo:text-shadow="none" style:text-underline-style="none" fo:font-weight="normal" fo:background-color="#ffffff" loext:char-shading-value="0" style:font-name-asian="Times New Roman2" style:font-size-asian="12pt" style:font-style-asian="normal" style:font-name-complex="Times New Roman2" style:text-emphasize="none" loext:padding="0cm" loext:border="none"/>
    </style:style>
    <style:style style:name="T118" style:family="text">
      <style:text-properties fo:font-variant="normal" fo:text-transform="none" fo:color="#800080" style:text-outline="false" style:text-line-through-style="none" style:text-line-through-type="none" style:text-position="0% 0%" fo:font-size="10.5pt" fo:letter-spacing="normal" fo:font-style="normal" fo:text-shadow="none" style:text-underline-style="none" fo:font-weight="normal" fo:background-color="#ffffff" loext:char-shading-value="0" style:font-name-asian="Times New Roman2" style:font-size-asian="12pt" style:font-style-asian="normal" style:font-name-complex="Times New Roman2" style:text-emphasize="none" loext:padding="0cm" loext:border="none"/>
    </style:style>
    <style:style style:name="T119" style:family="text">
      <style:text-properties fo:font-variant="normal" fo:text-transform="none" fo:color="#800080" style:text-outline="false" style:text-line-through-style="none" style:text-line-through-type="none" style:text-position="0% 0%" style:font-name="Times New Roman1" fo:font-size="10.5pt" fo:letter-spacing="normal" fo:font-style="normal" fo:text-shadow="none" style:text-underline-style="none" fo:font-weight="normal" fo:background-color="#ffffff" loext:char-shading-value="0" style:font-name-asian="Times New Roman2" style:font-size-asian="12pt" style:font-style-asian="normal" style:font-name-complex="Times New Roman2" style:text-emphasize="none" loext:padding="0cm" loext:border="none"/>
    </style:style>
    <style:style style:name="T120" style:family="text">
      <style:text-properties fo:font-variant="normal" fo:text-transform="none" fo:color="#800080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normal" fo:background-color="#ffffff" loext:char-shading-value="0" style:font-name-asian="Times New Roman2" style:font-style-asian="normal" style:font-name-complex="Times New Roman2" style:text-emphasize="none" loext:padding="0cm" loext:border="none"/>
    </style:style>
    <style:style style:name="T121" style:family="text">
      <style:text-properties fo:font-variant="normal" fo:text-transform="none" fo:color="#80008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fo:background-color="#ffffff" loext:char-shading-value="0" style:font-name-asian="Times New Roman2" style:font-size-asian="12pt" style:font-style-asian="normal" style:font-name-complex="Times New Roman2" style:font-size-complex="12pt" style:text-emphasize="none" loext:padding="0cm" loext:border="none"/>
    </style:style>
    <style:style style:name="T122" style:family="text">
      <style:text-properties fo:font-variant="normal" fo:text-transform="none" fo:color="#6fb39d" style:text-outline="false" style:text-line-through-style="none" style:text-line-through-type="none" style:text-position="0% 0%" style:font-name="Open Sans" fo:font-size="10.5pt" fo:letter-spacing="normal" fo:font-style="normal" fo:text-shadow="none" style:text-underline-style="none" fo:font-weight="normal" style:text-blinking="false" fo:background-color="#e9d9cb" loext:char-shading-value="0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23" style:family="text">
      <style:text-properties fo:font-variant="normal" fo:text-transform="none" fo:color="#6fb39d" style:text-outline="false" style:text-line-through-style="none" style:text-line-through-type="none" style:text-position="0% 0%" fo:font-size="10.5pt" fo:letter-spacing="normal" fo:font-style="normal" fo:text-shadow="none" style:text-underline-style="none" fo:font-weight="normal" style:text-blinking="false" fo:background-color="#e9d9cb" loext:char-shading-value="0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24" style:family="text">
      <style:text-properties fo:font-variant="normal" fo:text-transform="none" fo:color="#6fb39d" style:text-outline="false" style:text-line-through-style="none" style:text-line-through-type="none" style:text-position="0% 0%" style:font-name="Times New Roman1" fo:font-size="10.5pt" fo:letter-spacing="normal" fo:font-style="normal" fo:text-shadow="none" style:text-underline-style="none" fo:font-weight="normal" style:text-blinking="false" fo:background-color="#e9d9cb" loext:char-shading-value="0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25" style:family="text">
      <style:text-properties fo:font-variant="normal" fo:text-transform="none" fo:color="#6fb39d" style:text-outline="false" style:text-line-through-style="none" style:text-line-through-type="none" style:text-position="0% 0%" style:font-name="Times New Roman1" fo:letter-spacing="normal" fo:font-style="normal" fo:text-shadow="none" style:text-underline-style="none" fo:font-weight="normal" style:text-blinking="false" fo:background-color="#e9d9cb" loext:char-shading-value="0" style:font-name-asian="Times New Roman2" style:font-style-asian="normal" style:font-weight-asian="normal" style:font-name-complex="Times New Roman2" style:text-emphasize="none" loext:padding="0cm" loext:border="none"/>
    </style:style>
    <style:style style:name="T126" style:family="text">
      <style:text-properties fo:font-variant="normal" fo:text-transform="none" fo:color="#6fb39d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text-blinking="false" fo:background-color="#e9d9cb" loext:char-shading-value="0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27" style:family="text">
      <style:text-properties fo:font-variant="normal" fo:text-transform="none" fo:color="#323130" style:text-outline="false" style:text-line-through-style="none" style:text-line-through-type="none" style:text-position="0% 0%" style:font-name="Segoe UI" fo:font-size="10.5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28" style:family="text">
      <style:text-properties fo:font-variant="normal" fo:text-transform="none" fo:color="#323130" style:text-outline="false" style:text-line-through-style="none" style:text-line-through-type="none" style:text-position="0% 0%" style:font-name="Segoe UI" fo:font-size="21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29" style:family="text">
      <style:text-properties fo:font-variant="normal" fo:text-transform="none" fo:color="#323130" style:text-outline="false" style:text-line-through-style="none" style:text-line-through-type="none" style:text-position="0% 0%" fo:font-size="10.5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30" style:family="text">
      <style:text-properties fo:font-variant="normal" fo:text-transform="none" fo:color="#323130" style:text-outline="false" style:text-line-through-style="none" style:text-line-through-type="none" style:text-position="0% 0%" fo:font-size="21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31" style:family="text">
      <style:text-properties fo:font-variant="normal" fo:text-transform="none" fo:color="#323130" style:text-outline="false" style:text-line-through-style="none" style:text-line-through-type="none" style:text-position="0% 0%" style:font-name="Times New Roman1" fo:font-size="10.5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32" style:family="text">
      <style:text-properties fo:font-variant="normal" fo:text-transform="none" fo:color="#323130" style:text-outline="false" style:text-line-through-style="none" style:text-line-through-type="none" style:text-position="0% 0%" style:font-name="Times New Roman1" fo:font-size="21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33" style:family="text">
      <style:text-properties fo:font-variant="normal" fo:text-transform="none" fo:color="#323130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/>
    </style:style>
    <style:style style:name="T134" style:family="text">
      <style:text-properties fo:font-variant="normal" fo:text-transform="none" fo:color="#32313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35" style:family="text">
      <style:text-properties fo:font-variant="normal" fo:text-transform="none" fo:color="#444950" style:text-outline="false" style:text-line-through-style="none" style:text-line-through-type="none" style:text-position="0% 0%" style:font-name="Helvetica" fo:font-size="9.75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36" style:family="text">
      <style:text-properties fo:font-variant="normal" fo:text-transform="none" fo:color="#444950" style:text-outline="false" style:text-line-through-style="none" style:text-line-through-type="none" style:text-position="0% 0%" fo:font-size="9.75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37" style:family="text">
      <style:text-properties fo:font-variant="normal" fo:text-transform="none" fo:color="#444950" style:text-outline="false" style:text-line-through-style="none" style:text-line-through-type="none" style:text-position="0% 0%" style:font-name="Times New Roman1" fo:font-size="9.75pt" fo:letter-spacing="normal" fo:font-style="normal" fo:text-shadow="none" style:text-underline-style="solid" style:text-underline-width="auto" style:text-underline-color="font-color" fo:font-weight="normal" style:font-name-asian="Times New Roman2" style:font-size-asian="10pt" style:font-style-asian="normal" style:font-weight-asian="normal" style:font-name-complex="Times New Roman2" style:text-emphasize="none"/>
    </style:style>
    <style:style style:name="T138" style:family="text">
      <style:text-properties fo:font-variant="normal" fo:text-transform="none" fo:color="#444950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/>
    </style:style>
    <style:style style:name="T139" style:family="text">
      <style:text-properties fo:font-variant="normal" fo:text-transform="none" fo:color="#44495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40" style:family="text">
      <style:text-properties fo:font-variant="normal" fo:text-transform="non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41" style:family="text">
      <style:text-properties fo:font-variant="normal" fo:text-transform="none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bold" style:text-blinking="false" fo:background-color="#ffffff" loext:char-shading-value="0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42" style:family="text">
      <style:text-properties fo:font-variant="normal" fo:text-transform="none" fo:color="#f38d3d" style:text-outline="false" style:text-line-through-style="none" style:text-line-through-type="none" style:font-name="Trebuchet MS" fo:font-size="12pt" fo:letter-spacing="normal" fo:font-style="normal" fo:text-shadow="none" style:text-underline-style="solid" style:text-underline-width="auto" style:text-underline-color="font-color" fo:font-weight="normal" fo:background-color="#ffffff" loext:char-shading-value="0" style:font-size-asian="10pt" style:font-style-asian="normal" style:font-weight-asian="normal" style:text-emphasize="none"/>
    </style:style>
    <style:style style:name="T143" style:family="text">
      <style:text-properties fo:font-variant="normal" fo:text-transform="none" fo:color="#2a80fb" style:text-outline="false" style:text-line-through-style="none" style:text-line-through-type="none" style:font-name="Segoe UI" fo:font-size="10.5pt" fo:letter-spacing="normal" fo:font-style="normal" fo:text-shadow="none" style:text-underline-style="none" fo:font-weight="normal" style:font-size-asian="12pt" style:font-style-asian="normal" style:font-weight-asian="normal" style:text-emphasize="none"/>
    </style:style>
    <style:style style:name="T144" style:family="text">
      <style:text-properties fo:color="#96c600" style:text-outline="false" style:text-line-through-style="none" style:text-line-through-type="none" style:text-position="0% 0%" style:font-name="Ubuntu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45" style:family="text">
      <style:text-properties fo:color="#96c600" style:text-outline="false" style:text-line-through-style="none" style:text-line-through-type="none" style:text-position="0% 0%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46" style:family="text">
      <style:text-properties fo:color="#96c6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text-emphasize="none" loext:padding="0cm" loext:border="none"/>
    </style:style>
    <style:style style:name="T147" style:family="text">
      <style:text-properties fo:color="#96c600"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 loext:padding="0cm" loext:border="none"/>
    </style:style>
    <style:style style:name="T148" style:family="text">
      <style:text-properties fo:color="#96c600" style:text-outline="false" style:text-line-through-style="none" style:text-line-through-type="none" style:text-position="0% 0%" style:font-name="Times New Roman1" fo:letter-spacing="normal" fo:font-style="normal" fo:text-shadow="none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 style:text-emphasize="none" loext:padding="0cm" loext:border="none"/>
    </style:style>
    <style:style style:name="T149" style:family="text">
      <style:text-properties style:font-name="Times New Roman1"/>
    </style:style>
    <style:style style:name="T150" style:family="text">
      <style:text-properties style:font-name="Times New Roman1" style:text-underline-style="none" officeooo:rsid="001c30f3"/>
    </style:style>
    <style:style style:name="T151" style:family="text">
      <style:text-properties style:font-name="Times New Roman1" style:text-underline-style="none" officeooo:rsid="002577d5"/>
    </style:style>
    <style:style style:name="T152" style:family="text">
      <style:text-properties style:font-name="Times New Roman1" fo:font-size="12pt" style:font-size-asian="12pt" style:font-size-complex="12pt"/>
    </style:style>
    <style:style style:name="T153" style:family="text">
      <style:text-properties style:font-name="Times New Roman1" fo:font-size="12pt" style:text-underline-style="none" officeooo:rsid="001c30f3" style:font-size-asian="12pt" style:font-size-complex="12pt"/>
    </style:style>
    <style:style style:name="T154" style:family="text">
      <style:text-properties style:font-name="Times New Roman1" fo:font-size="12pt" style:text-underline-style="none" officeooo:rsid="002577d5" style:font-size-asian="12pt" style:font-size-complex="12pt"/>
    </style:style>
    <style:style style:name="T155" style:family="text">
      <style:text-properties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56" style:family="text">
      <style:text-properties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  <style:style style:name="T157" style:family="text">
      <style:text-properties style:text-outline="false" style:text-line-through-style="none" style:text-line-through-type="none" style:text-position="0% 0%" style:font-name="Times New Roman1" fo:font-size="12pt" fo:letter-spacing="normal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mailto:Gjmfaux@aol.com" text:style-name="Internet_20_link" text:visited-style-name="Visited_20_Internet_20_Link"><text:span text:style-name="T152">Gjmfaux@aol.com</text:span></text:a><text:span text:style-name="T72"> ;</text:span><text:span text:style-name="T153">lafermedes2rivieres@gmail.com ;arno33@gmail.com ;jmmichel33@yahoo.fr ;contact@domaine-ecoline.fr ;p.lancuentre@gmail.com ;laurentcordes@yahoo.com ;lafermedumoulinat@gmail.com ;manou.ploug@hotmail.fr ;van-den-berk-theo@orange.fr ;lejardinvayres@gmail.com ;sophie.linhart@orange.fr ;mailloumiel@orange.fr ;nadine.mensencal@wanadoo.fr ;antoine.godel@orange.fr ;t.liarcou@yahoo.fr ;earl.biocousinat@gmail.com ;delabieredanne@orange.fr ;christopheubeda@hotmail.fr ;celdupont78@gmail.com ;soumagnac.claude@hotmail.fr ;lafermedessources@free.fr ;laurenttite@free.fr ;contact@endouceheure.fr ;domleconte@gmail.com ;didierduclos@neuf.fr ;gabriel-richard@orange.fr ;info@bio-phyto-shop.fr ; cigognier@wanadoo.fr ; alexpillet@orange.fr ;earldelapeyronne@bbox.fr ;christopherderrett@hotmail.fr ;fermedebignac@orange.fr ;contact@atelier-du-miel.com ;aufildespres@orange.fr ;lcassy@wanadoo.fr ;contact@morlan-tuiliere.com ;jmmarchewka@laposte.net ;contact@le-jardin-delices.fr ;fermedelaruscade@gmail.com ;ahmaisdeslegumesbio@gmail.com ;anne.graux@gmail.com ;thomas.gomes@hotmail.fr ;thomas.huguin@hotmail.fr ;lestroisvignobles@orange.fr ;csenc@aol.com ;hautsderiquets@orange.fr ;secrétariat.kso@orange.fr ;lysianne.maziere@wanadoo.fr ;th.comin@orange.fr ;fourtonlagarenne@orange.fr ;hautbicou@orange.fr ;moulindepeyronin@yahoo.fr ;leparvis@orange.fr ;domainedemontagne@laposte.net ;eric.guttierez@orange.fr ;biscuitsb.biscuiterie@gmail.com ; lesjardinsdemasapi@orange.fr ;contact@fermedescambert.f ;lagrangeotte@gmail.com ;daniele.coq@gmail.com ;fermededurege@live.fr ;sonia.baudin@laposte.net ;fermedesgardes@free.fr ;cassedurey@hotmail.fr ;jennifer.gobert@hotmail.fr ;djmmezuret@orange.fr ;pourtales.laurence@orange.fr ;lesjardinsdubourdil@gmail.com ;fermofleurs@gmail.com ;brasserie@lacourteechelle.bio ;;baseeconome@hotmail.fr ;fermedubayle@nordnet.fr ;domaine.micouleau@gmail.com ;earlamis@orange.fr ;lagrangeauxabeilles@laposte.net ;veronique.rula@club-internet.fr ;montant.david@gmail.com ;contact@meneau.com ;marionstannard@yahoo.fr ;lesjardinsdelamenoue@orange.fr ;lejardinbiologique24@gmail.com ;ch.des.rochers@wanadoo.fr ;pasdom33@orange.fr ;lafermedupaillot@gmail.com ; fredericoget@hotmail.com ;sherkane@free.fr ;lafermedemonpere@hotmail.fr ;francoise_bonnier@orange.fr ;cablanc@orange.fr ;contact@laittraitdecaro.fr ;dima.b@hotmail.fr ;dufoindanslesbottes@gmail.com ;lapoulobio@outlook.fr ;cecile.goudeneche@orange.fr ;lesboeufsdelagrange@gmail.com ;jardindestisanes@gmail.com ;francoise.romero@s</text:span><text:span text:style-name="T154">fr.fr ;</text:span><text:span text:style-name="T153">rachel.lagiere@hotmail.fr ;douceuronaturel@gmail.com ;contact@combrillac.fr ;Adressedallan@gmail.com ;fermedepaufy@gmail.com ;thomas.huguin@hotmail.fr ;kukharuk.olena@laposte.net ;apyraine@gmail.com ;</text:span><text:a xlink:type="simple" xlink:href="mailto:besson.bruno@club-internet.fr" text:style-name="Internet_20_link" text:visited-style-name="Visited_20_Internet_20_Link">besson.bruno@club-internet.fr</text:a><text:span text:style-name="T154">; </text:span><text:span text:style-name="T18">anne.berbain@gmail.com ;</text:span><text:span text:style-name="T41">chateausaintbrice@gmail.com ;</text:span><text:span text:style-name="T63">aumoulinrouge@bbox.fr </text:span></text:p>
      <text:p text:style-name="P12"><text:span text:style-name="T41">;</text:span><text:span text:style-name="T65">mail@chateaubeynat.com ;pascal@boueix.fr ;contact@vignoblescheminade.com ;gaec.ferraz@orange.fr ;</text:span><text:a xlink:type="simple" xlink:href="mailto:Ade276@aol.com" text:style-name="Internet_20_link" text:visited-style-name="Visited_20_Internet_20_Link"><text:span text:style-name="T152">Ade276@aol.com</text:span></text:a><text:span text:style-name="T89"> ;</text:span><text:span text:style-name="T65"> </text:span><text:a xlink:type="simple" xlink:href="mailto:chateau.beausejour@wanadoo.fr" text:style-name="Internet_20_link" text:visited-style-name="Visited_20_Internet_20_Link"><text:span text:style-name="T152">chateau.beausejour@wanadoo.fr</text:span></text:a><text:span text:style-name="T89"> ;</text:span><text:span text:style-name="T53">fongaban@vignobles-taix.com ; arobin33350@gmail.com ;lu.moritz@orange.fr ;</text:span><text:a xlink:type="simple" xlink:href="mailto:julienvoogt@hotmail.com" text:style-name="Internet_20_link" text:visited-style-name="Visited_20_Internet_20_Link"><text:span text:style-name="T152">julienvoogt@hotmail.com</text:span></text:a><text:span text:style-name="T89"> ;</text:span><text:a xlink:type="simple" xlink:href="mailto:tourhautbalette@wanadoo.fr" text:style-name="Internet_20_link" text:visited-style-name="Visited_20_Internet_20_Link"><text:span text:style-name="T152">tourhautbalette@wanadoo.fr</text:span></text:a><text:span text:style-name="T89"> ;</text:span><text:a xlink:type="simple" xlink:href="mailto:contact.cpa@orange.fr" text:style-name="Internet_20_link" text:visited-style-name="Visited_20_Internet_20_Link"><text:span text:style-name="T152">contact.cpa@orange.fr</text:span></text:a><text:span text:style-name="T89"> ;</text:span><text:a xlink:type="simple" xlink:href="mailto:vignoblesprissette@orange.fr" text:style-name="Internet_20_link" text:visited-style-name="Visited_20_Internet_20_Link"><text:span text:style-name="T152">vignoblesprissette@orange.fr</text:span></text:a><text:span text:style-name="T89"> ;</text:span><text:a xlink:type="simple" xlink:href="mailto:vignoblesdellac@gmail.com" text:style-name="Internet_20_link" text:visited-style-name="Visited_20_Internet_20_Link"><text:span text:style-name="T152">vignoblesdellac@gmail.com</text:span></text:a><text:span text:style-name="T89"> ;</text:span><text:a xlink:type="simple" xlink:href="mailto:moro-regis@wanadoo.fr" text:style-name="Internet_20_link" text:visited-style-name="Visited_20_Internet_20_Link"><text:span text:style-name="T152">moro-regis@wanadoo.fr</text:span></text:a><text:span text:style-name="T89"> ;</text:span><text:a xlink:type="simple" xlink:href="mailto:chainchon@wanadoo.fr" text:style-name="Internet_20_link" text:visited-style-name="Visited_20_Internet_20_Link"><text:span text:style-name="T152">chainchon@wanadoo.fr</text:span></text:a><text:span text:style-name="T89"> ;</text:span><text:a xlink:type="simple" xlink:href="mailto:vignoblesfaytout@hotmail.fr" text:style-name="Internet_20_link" text:visited-style-name="Visited_20_Internet_20_Link"><text:span text:style-name="T152">vignoblesfaytout@hotmail.fr</text:span></text:a><text:span text:style-name="T89"> ;</text:span><text:span text:style-name="T36">c</text:span><text:a xlink:type="simple" xlink:href="mailto:chateau.alba@free.fr" text:style-name="Internet_20_link" text:visited-style-name="Visited_20_Internet_20_Link"><text:span text:style-name="T152">hateau.alba@free.fr</text:span></text:a><text:span text:style-name="T89"> ;</text:span><text:a xlink:type="simple" xlink:href="mailto:jmcarrille@orange.fr" text:style-name="Internet_20_link" text:visited-style-name="Visited_20_Internet_20_Link"><text:span text:style-name="T152">jmcarrille@orange.fr</text:span></text:a><text:span text:style-name="T89"> ;</text:span><text:a xlink:type="simple" xlink:href="mailto:chateaulapeyronie@hotmail.fr" text:style-name="Internet_20_link" text:visited-style-name="Visited_20_Internet_20_Link"><text:span text:style-name="T152">chateaulapeyronie@hotmail.fr</text:span></text:a><text:span text:style-name="T89"> ;</text:span><text:a xlink:type="simple" xlink:href="mailto:franclafleur@orange.fr" text:style-name="Internet_20_link" text:visited-style-name="Visited_20_Internet_20_Link"><text:span text:style-name="T152">franclafleur@orange.fr</text:span></text:a><text:span text:style-name="T89"> ;</text:span><text:span text:style-name="T56">michael.briand@wanadoo.fr ;didierduclos@neuf.fr ;kat.est@free.fr ;secretariat.kso@orange.fr ;fungi-production@gmx.fr ;cigognier@wanadoo.fr ;brasserielanove@gmail.com ;cornesbrunes-johanna@orange.fr ;mnspinar@orange.fr ;chassagnecedric@sfr.fr ;terrasafran@gmail.com ;info@bdcabestan.com ;visitealaferme@gmail.com ;chateau.fontbaude@wanadoo.fr ;labastane@gmail.com ;contact@chelivette.com ;alain-noel33@orange.fr ;closseric@gmail.com ;info@chateaufonroque.com ;franc.baudron@orange.fr ;vieuxmougnac@aol.com ;champdumoulin33@gmail.com ;contact@chateaudebel.com ;b-artigue@wanadoo.fr ;fournisseur@chateau-pourquey-gazeau.com ;chateaulhosanne@wanadoo.fr ;contact@chateau-labrande.fr ;la.brande.saillans@wanadoo.fr ;chateau.lavison@orange.fr ;la.vrilletetue@orange.fr ;lcassy@wanadoo.fr ;sc.pueyo@orange.fr ;info@bouillerot.com ;chateauhautroc@orange.fr ;chateaubrethous@gmail.com ;chateaurouaud.guignan@wanadoo.fr ;lopez@chateau-hermitage.com ;contact@combrillac.fr ;lescarderievins@orange.fr ;</text:span><text:span text:style-name="T9">lesjardinsdufaune@gmail.com ;contact@lesjardinsdubionheur.fr ;adnagricole@gmail.com ;lucieandron@yahoo.fr ;patrickcokelaer@gmail.com ;friedman.valerie@orange.fr ;jo.serre@wanadoo.fr ;claire@selectioncc.com ;pascal.esclaffer@yahoo.fr ;emmanuel.marseille@orange.fr ;michael.bonnaud@laposte.net ;mathieubesson@hotmail.fr ;haevi16@hotmail.com ;contact@eden-et-sens.com ;bessede@laposte.net ;picou@lvds.bi</text:span><text:soft-page-break/><text:span text:style-name="T9">z ;otroll@gmail.com ;dubiau@free.fr ;asso.qdc@wanadoo.fr ;patrick.dargere@gmail.com ;belter@hotmail.fr ;belter@hotmail.fr ;julienbonnet33@orange.fr ;sarlat.bruno@wanadoo.fr ;dorjeeelsa@gmail.com ;monia.baltz@sfr.fr ;icare.massoubre.pain.bio@gmail.com ;penissonsarl@wanadoo.fr ;jeanpaulgillard@orange.fr ;</text:span><text:span text:style-name="Strong_20_Emphasis"><text:span text:style-name="T109">contact@laspirulinedejulie.fr </text:span></text:span><text:span text:style-name="T9">;</text:span><text:a xlink:type="simple" xlink:href="mailto:bergeriededaignac@orange.fr?subject=Email%20envoy&amp;eacute;%20par%20l%27interm&amp;eacute;diaire%20du%20site%20Bienvenue%20&amp;agrave;%20la%20ferme" text:style-name="Internet_20_link" text:visited-style-name="Visited_20_Internet_20_Link">bergeriededaignac@orange.fr</text:a><text:span text:style-name="T107"> </text:span><text:span text:style-name="T9">;</text:span><text:a xlink:type="simple" xlink:href="mailto:chezestellelangon33@gmail.com" text:style-name="Internet_20_link" text:visited-style-name="Visited_20_Internet_20_Link">chezestellelangon33@gmail.com</text:a><text:span text:style-name="T110"> </text:span><text:span text:style-name="T9">;</text:span><text:span text:style-name="T108">besson.bruno@club-internet.fr </text:span><text:span text:style-name="T9">;ca2m@gmx.fr ;</text:span><text:a xlink:type="simple" xlink:href="mailto:fruitsbio@vergerdegouttedor.com" text:style-name="Internet_20_link" text:visited-style-name="Visited_20_Internet_20_Link">fruitsbio@vergerdegouttedor.com</text:a><text:span text:style-name="T11"> ;gerthy24@bbox.fr &lt;gerthy24@bbox.fr&gt;;</text:span><text:span text:style-name="T111">dubiau@free.fr </text:span><text:span text:style-name="T11">;</text:span><text:a xlink:type="simple" xlink:href="mailto:bernard.blanc52@wanadoo.fr" text:style-name="Internet_20_link" text:visited-style-name="Visited_20_Internet_20_Link">bernard.blanc52@wanadoo.fr</text:a><text:span text:style-name="T11"> ;lauremure@yahoo.fr ;</text:span><text:a xlink:type="simple" xlink:href="mailto:cave.flaujagues@wanadoo.fr" text:style-name="Internet_20_link" text:visited-style-name="Visited_20_Internet_20_Link">cave.flaujagues@wanadoo.fr</text:a><text:span text:style-name="T11"> ;</text:span><text:a xlink:type="simple" xlink:href="mailto:lionel.presotto@laposte.net" text:style-name="Internet_20_link" text:visited-style-name="Visited_20_Internet_20_Link">lionel.presotto@laposte.net</text:a><text:span text:style-name="T11"> ;</text:span><text:a xlink:type="simple" xlink:href="mailto:remypalezis@free.fr" text:style-name="Internet_20_link" text:visited-style-name="Visited_20_Internet_20_Link">remypalezis@free.fr</text:a><text:span text:style-name="T11"> ;</text:span><text:a xlink:type="simple" xlink:href="mailto:francine.marchioro@aliceadsl.fr" text:style-name="Internet_20_link" text:visited-style-name="Visited_20_Internet_20_Link">francine.marchioro@aliceadsl.fr</text:a><text:span text:style-name="T11"> ;</text:span><text:a xlink:type="simple" xlink:href="mailto:calipsojp@free.fr" text:style-name="Internet_20_link" text:visited-style-name="Visited_20_Internet_20_Link">calipsojp@free.fr</text:a><text:span text:style-name="T11"> ;</text:span><text:a xlink:type="simple" xlink:href="mailto:sephseret@hotmail.fr" text:style-name="Internet_20_link" text:visited-style-name="Visited_20_Internet_20_Link">sephseret@hotmail.fr</text:a><text:span text:style-name="T11"> ;</text:span><text:a xlink:type="simple" xlink:href="mailto:moulindepeyronin@yahoo.fr" text:style-name="Internet_20_link" text:visited-style-name="Visited_20_Internet_20_Link">moulindepeyronin@yahoo.fr</text:a><text:span text:style-name="T11"> ;</text:span><text:a xlink:type="simple" xlink:href="mailto:lablanquerie@wanadoo.fr" text:style-name="Internet_20_link" text:visited-style-name="Visited_20_Internet_20_Link">lablanquerie@wanadoo.fr</text:a><text:span text:style-name="T11"> ;</text:span><text:a xlink:type="simple" xlink:href="mailto:francoispont@wanadoo.fr" text:style-name="Internet_20_link" text:visited-style-name="Visited_20_Internet_20_Link">francoispont@wanadoo.fr</text:a><text:span text:style-name="T11"> ;</text:span><text:a xlink:type="simple" xlink:href="mailto:valbeylie@free.fr" text:style-name="Internet_20_link" text:visited-style-name="Visited_20_Internet_20_Link">valbeylie@free.fr</text:a><text:span text:style-name="T11"> ;</text:span><text:a xlink:type="simple" xlink:href="mailto:lablanquerie@wanadoo.fr" text:style-name="Internet_20_link" text:visited-style-name="Visited_20_Internet_20_Link">ablanquerie@wanadoo.fr</text:a><text:span text:style-name="T11"> ;</text:span></text:p>
      <text:p text:style-name="P14"><text:a xlink:type="simple" xlink:href="mailto:nick.kinder@claribes.com" text:style-name="Internet_20_link" text:visited-style-name="Visited_20_Internet_20_Link">nick.kinder@claribes.com</text:a><text:span text:style-name="T12"> ;</text:span><text:a xlink:type="simple" xlink:href="mailto:rvinchent@yahoo.fr" text:style-name="Internet_20_link" text:visited-style-name="Visited_20_Internet_20_Link">rvinchent@yahoo.fr; </text:a><text:a xlink:type="simple" xlink:href="mailto:brespey@gmail.com" text:style-name="Internet_20_link" text:visited-style-name="Visited_20_Internet_20_Link">brespey@gmail.com</text:a><text:span text:style-name="T12"> ;</text:span><text:a xlink:type="simple" xlink:href="mailto:STEVEN.MEIJER@ME.COM" text:style-name="Internet_20_link" text:visited-style-name="Visited_20_Internet_20_Link">STEVEN.MEIJER@ME.COM</text:a><text:span text:style-name="T12"> ;</text:span><text:a xlink:type="simple" xlink:href="mailto:aodwine@yahoo.fr" text:style-name="Internet_20_link" text:visited-style-name="Visited_20_Internet_20_Link">aodwine@yahoo.fr</text:a><text:span text:style-name="T12"> ;</text:span><text:a xlink:type="simple" xlink:href="mailto:roberterie@wanadoo.fr" text:style-name="Internet_20_link" text:visited-style-name="Visited_20_Internet_20_Link">roberterie@wanadoo.fr</text:a><text:span text:style-name="T12"> ;</text:span><text:a xlink:type="simple" xlink:href="mailto:c-pace@wanadoo.fr" text:style-name="Internet_20_link" text:visited-style-name="Visited_20_Internet_20_Link">c-pace@wanadoo.fr</text:a><text:span text:style-name="T12"> ;</text:span><text:a xlink:type="simple" xlink:href="mailto:jlequerec@gmail.com" text:style-name="Internet_20_link" text:visited-style-name="Visited_20_Internet_20_Link">jlequerec@gmail.com</text:a><text:span text:style-name="T12"> ;</text:span><text:a xlink:type="simple" xlink:href="mailto:info@provin-sa.com" text:style-name="Internet_20_link" text:visited-style-name="Visited_20_Internet_20_Link">info@provin-sa.com</text:a><text:span text:style-name="T12"> ;</text:span><text:a xlink:type="simple" xlink:href="mailto:marinebla@msn.com" text:style-name="Internet_20_link" text:visited-style-name="Visited_20_Internet_20_Link">marinebla@msn.com</text:a><text:span text:style-name="T12"> ;</text:span><text:a xlink:type="simple" xlink:href="mailto:yoann.sorbier@bbox.fr" text:style-name="Internet_20_link" text:visited-style-name="Visited_20_Internet_20_Link">yoann.sorbier@bbox.fr</text:a><text:span text:style-name="T12"> ;</text:span><text:a xlink:type="simple" xlink:href="mailto:closseric@gmail.com" text:style-name="Internet_20_link" text:visited-style-name="Visited_20_Internet_20_Link">closseric@gmail.com</text:a><text:span text:style-name="T12"> ;</text:span><text:a xlink:type="simple" xlink:href="mailto:nestorbio@orange.fr" text:style-name="Internet_20_link" text:visited-style-name="Visited_20_Internet_20_Link">nestorbio@orange.fr</text:a><text:span text:style-name="T12"> ;</text:span><text:a xlink:type="simple" xlink:href="mailto:patrick.audureau8@gmail.com" text:style-name="Internet_20_link" text:visited-style-name="Visited_20_Internet_20_Link">patrick.audureau8@gmail.com</text:a><text:span text:style-name="T12"> ;</text:span><text:a xlink:type="simple" xlink:href="mailto:jmcarrille@orange.fr" text:style-name="Internet_20_link" text:visited-style-name="Visited_20_Internet_20_Link">jmcarrille@orange.fr</text:a><text:span text:style-name="T12"> ;</text:span><text:span text:style-name="T9">elisabeth.eaton@wanadoo.fr ;</text:span><text:a xlink:type="simple" xlink:href="mailto:SCEAVDB@ORANGE.FR" text:style-name="Internet_20_link" text:visited-style-name="Visited_20_Internet_20_Link">SCEAVDB@ORANGE.FR</text:a><text:span text:style-name="T12"> ; </text:span><text:a xlink:type="simple" xlink:href="mailto:c.godinou@cavesderauzan.com" text:style-name="Internet_20_link" text:visited-style-name="Visited_20_Internet_20_Link">c.godinou@cavesderauzan.com</text:a><text:span text:style-name="T12"> ;</text:span><text:a xlink:type="simple" xlink:href="mailto:contact@chateaudebonhoste.com" text:style-name="Internet_20_link" text:visited-style-name="Visited_20_Internet_20_Link">contact@chateaudebonhoste.com</text:a><text:span text:style-name="T12"> ;</text:span><text:a xlink:type="simple" xlink:href="mailto:FAURE.ALINE0252@ORANGE.FR" text:style-name="Internet_20_link" text:visited-style-name="Visited_20_Internet_20_Link">FAURE.ALINE0252@ORANGE.FR</text:a><text:span text:style-name="T12"> ;; </text:span><text:a xlink:type="simple" xlink:href="mailto:franquinotte@orange.fr" text:style-name="Internet_20_link" text:visited-style-name="Visited_20_Internet_20_Link">franquinotte@orange.fr</text:a><text:span text:style-name="T12"> ;</text:span><text:span text:style-name="T112">marie.nadau@laposte.net </text:span><text:span text:style-name="T12">;</text:span><text:a xlink:type="simple" xlink:href="mailto:c-pace@wanadoo.fr" text:style-name="Internet_20_link" text:visited-style-name="Visited_20_Internet_20_Link">c-pace@wanadoo.fr</text:a><text:span text:style-name="T106"> </text:span><text:span text:style-name="T12">;</text:span><text:span text:style-name="T112">berengerlechat@gmail.com </text:span><text:span text:style-name="T12">;</text:span><text:span text:style-name="T112">myriam.frayssignes@orange.fr </text:span><text:span text:style-name="T12">;</text:span><text:span text:style-name="T112">framarin.alain@neuf.fr </text:span><text:span text:style-name="T12">;</text:span><text:span text:style-name="T15">philippe.poivey@wanadoo.fr </text:span><text:span text:style-name="T20">;</text:span><text:a xlink:type="simple" xlink:href="mailto:savonnerielilidesboisjolis@gmail.com" text:style-name="Internet_20_link" text:visited-style-name="Visited_20_Internet_20_Link">savonnerielilidesboisjolis@gmail.com</text:a><text:span text:style-name="T142"> </text:span><text:span text:style-name="T20">;conserveriedelatour@gmail.com ;</text:span><text:span text:style-name="T4">rampnoux.nicolas@gmail.com ; </text:span><text:span text:style-name="T143">vignoble-bernard24@orange.fr </text:span><text:span text:style-name="T4">;</text:span><text:span text:style-name="Emphasis"><text:span text:style-name="Strong_20_Emphasis"><text:span text:style-name="T21">e.pazzaia@saveursdescollines.com </text:span></text:span></text:span><text:span text:style-name="T4">;</text:span><text:a xlink:type="simple" xlink:href="mailto:celia.ukkola@gmail.com" office:target-frame-name="_blank" xlink:show="new" text:style-name="Internet_20_link" text:visited-style-name="Visited_20_Internet_20_Link">celia.ukkola@gmail.com</text:a><text:span text:style-name="T93"> </text:span><text:span text:style-name="T4">;</text:span></text:p>
      <text:p text:style-name="P14"><text:span text:style-name="T20"/></text:p>
      <text:p text:style-name="P14"><text:span text:style-name="T12"/></text:p>
      <text:p text:style-name="P13"><text:span text:style-name="T73">;</text:span></text:p>
      <text:p text:style-name="P10"><text:span text:style-name="T6"/></text:p>
      <text:p text:style-name="P10"><text:span text:style-name="T5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6"/></text:p>
      <text:p text:style-name="P10"><text:span text:style-name="T6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6"/></text:p>
      <text:p text:style-name="P10"><text:span text:style-name="T5"/></text:p>
      <text:p text:style-name="P10"><text:span text:style-name="T5"/></text:p>
      <text:p text:style-name="P3"/>
      <text:p text:style-name="P3"/>
      <text:p text:style-name="P6"/>
      <text:p text:style-name="P1"/>
      <text:p text:style-name="P4"/>
      <text:p text:style-name="P5"><text:span text:style-name="T22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1"><text:span text:style-name="T22"/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</table:table-row>
        <table:table-row table:style-name="Tableau1.9">
          <table:table-cell table:style-name="Tableau1.A1" office:value-type="string">
            <text:p text:style-name="P11"/>
          </table:table-cell>
        </table:table-row>
      </table:table>
      <text:p text:style-name="Standard"/>
      <text:p text:style-name="P5"><text:span text:style-name="T22"/></text:p>
      <text:p text:style-name="P4"/>
      <text:p text:style-name="P4"/>
      <text:p text:style-name="P7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Barlow" svg:font-family="Barlow, sans-serif"/>
    <style:font-face style:name="Calibri" svg:font-family="Calibri, sans-serif"/>
    <style:font-face style:name="Helvetica" svg:font-family="Helvetica, Arial, sans-serif"/>
    <style:font-face style:name="Open Sans" svg:font-family="'Open Sans', sans-serif"/>
    <style:font-face style:name="SF Text" svg:font-family="'SF Text', 'Helvetica Neue', Helvetica, 'Open Sans', Arial, sans-serif"/>
    <style:font-face style:name="Segoe UI" svg:font-family="'Segoe UI', 'Segoe UI Web (West European)', 'Segoe UI', apple-system, BlinkMacSystemFont, Roboto, 'Helvetica Neue', sans-serif"/>
    <style:font-face style:name="Times New Roman" svg:font-family="'Times New Roman', serif"/>
    <style:font-face style:name="Trebuchet MS" svg:font-family="'Trebuchet MS', sans-serif"/>
    <style:font-face style:name="Venti CF" svg:font-family="'Venti CF', apple-system, 'Segoe UI', Helvetica, 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1:52:15.054000000</meta:creation-date>
    <dc:date>2020-06-21T11:09:47.163000000</dc:date>
    <meta:editing-duration>P5DT15H40M11S</meta:editing-duration>
    <meta:editing-cycles>78</meta:editing-cycles>
    <meta:generator>LibreOffice/6.4.3.2$Windows_X86_64 LibreOffice_project/747b5d0ebf89f41c860ec2a39efd7cb15b54f2d8</meta:generator>
    <meta:document-statistic meta:table-count="1" meta:image-count="0" meta:object-count="0" meta:page-count="3" meta:paragraph-count="4" meta:word-count="265" meta:character-count="6408" meta:non-whitespace-character-count="6146"/>
  </office:meta>
</office:document-meta>
</file>